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Futura Lt BT" officeooo:rsid="00af0ceb" officeooo:paragraph-rsid="0002a1cc"/>
    </style:style>
    <style:style style:name="P2" style:family="paragraph" style:parent-style-name="pb">
      <style:text-properties officeooo:paragraph-rsid="0002a1cc"/>
    </style:style>
    <style:style style:name="P3" style:family="paragraph" style:parent-style-name="pb">
      <style:paragraph-properties fo:break-before="page"/>
      <style:text-properties officeooo:paragraph-rsid="0002a1cc"/>
    </style:style>
    <style:style style:name="P4" style:family="paragraph" style:parent-style-name="dateline_5f_4_5f_origPlace">
      <style:text-properties officeooo:paragraph-rsid="0002a1cc"/>
    </style:style>
    <style:style style:name="P5" style:family="paragraph" style:parent-style-name="_5f_3_5f_l">
      <style:text-properties officeooo:paragraph-rsid="0002a1cc"/>
    </style:style>
    <style:style style:name="P6" style:family="paragraph" style:parent-style-name="_5f_3_5f_l">
      <style:text-properties officeooo:paragraph-rsid="00062bc1"/>
    </style:style>
    <style:style style:name="P7" style:family="paragraph" style:parent-style-name="_5f_3_5f_l">
      <style:text-properties officeooo:paragraph-rsid="0008ac64"/>
    </style:style>
    <style:style style:name="P8" style:family="paragraph" style:parent-style-name="cit_5f_4_5f_bibl">
      <style:text-properties officeooo:paragraph-rsid="0002a1cc"/>
    </style:style>
    <style:style style:name="P9" style:family="paragraph" style:parent-style-name="_5f_3_5f_head">
      <style:text-properties officeooo:paragraph-rsid="0002a1cc"/>
    </style:style>
    <style:style style:name="P10" style:family="paragraph" style:parent-style-name="cit_5f_4_5f_quote">
      <style:text-properties officeooo:paragraph-rsid="0002a1cc"/>
    </style:style>
    <style:style style:name="P11" style:family="paragraph" style:parent-style-name="dateline_5f_4_5f_origDate">
      <style:text-properties style:font-name="Futura Lt BT" officeooo:rsid="00b3eaf7" officeooo:paragraph-rsid="0002a1cc"/>
    </style:style>
    <style:style style:name="P12" style:family="paragraph" style:parent-style-name="Footnote">
      <style:text-properties fo:font-style="normal" officeooo:rsid="00a9488f" officeooo:paragraph-rsid="0002ec4a" style:font-style-asian="normal" style:font-style-complex="normal"/>
    </style:style>
    <style:style style:name="P13" style:family="paragraph" style:parent-style-name="Footnote">
      <style:text-properties officeooo:rsid="0008ac64" officeooo:paragraph-rsid="0008ac64"/>
    </style:style>
    <style:style style:name="P14" style:family="paragraph" style:parent-style-name="Footnote">
      <style:text-properties officeooo:rsid="002f069b" officeooo:paragraph-rsid="0030de40"/>
    </style:style>
    <style:style style:name="P15" style:family="paragraph" style:parent-style-name="Footnote">
      <style:text-properties officeooo:rsid="00a6b2da" officeooo:paragraph-rsid="0008ac64"/>
    </style:style>
    <style:style style:name="P16" style:family="paragraph" style:parent-style-name="Footnote">
      <style:text-properties officeooo:paragraph-rsid="000a602e"/>
    </style:style>
    <style:style style:name="T1" style:family="text">
      <style:text-properties style:font-name="Futura Lt BT"/>
    </style:style>
    <style:style style:name="T2" style:family="text">
      <style:text-properties style:font-name="Futura Lt BT" officeooo:rsid="009af8d5"/>
    </style:style>
    <style:style style:name="T3" style:family="text">
      <style:text-properties style:font-name="Futura Lt BT" officeooo:rsid="000f0c99"/>
    </style:style>
    <style:style style:name="T4" style:family="text">
      <style:text-properties style:font-name="Futura Lt BT" officeooo:rsid="0021da2c"/>
    </style:style>
    <style:style style:name="T5" style:family="text">
      <style:text-properties style:font-name="Futura Lt BT" fo:font-style="italic" style:font-style-asian="italic" style:font-style-complex="italic"/>
    </style:style>
    <style:style style:name="T6" style:family="text">
      <style:text-properties style:font-name="Futura Lt BT" fo:font-style="italic" officeooo:rsid="0030de40" style:font-style-asian="italic" style:font-style-complex="italic"/>
    </style:style>
    <style:style style:name="T7" style:family="text">
      <style:text-properties style:font-name="Futura Lt BT" officeooo:rsid="00277a36"/>
    </style:style>
    <style:style style:name="T8" style:family="text">
      <style:text-properties style:font-name="Futura Lt BT" officeooo:rsid="0030de40"/>
    </style:style>
    <style:style style:name="T9" style:family="text">
      <style:text-properties style:font-name="Futura Lt BT" fo:font-style="normal" officeooo:rsid="002fbad7" style:font-style-asian="normal" style:font-style-complex="normal"/>
    </style:style>
    <style:style style:name="T10" style:family="text">
      <style:text-properties style:font-name="Futura Lt BT" fo:font-style="normal" officeooo:rsid="00130394" style:font-style-asian="normal" style:font-style-complex="normal"/>
    </style:style>
    <style:style style:name="T11" style:family="text">
      <style:text-properties officeooo:rsid="00a11a9b"/>
    </style:style>
    <style:style style:name="T12" style:family="text">
      <style:text-properties officeooo:rsid="0021b789"/>
    </style:style>
    <style:style style:name="T13" style:family="text">
      <style:text-properties officeooo:rsid="00827c32"/>
    </style:style>
    <style:style style:name="T14" style:family="text">
      <style:text-properties officeooo:rsid="0021da2c"/>
    </style:style>
    <style:style style:name="T15" style:family="text">
      <style:text-properties officeooo:rsid="009af8d5"/>
    </style:style>
    <style:style style:name="T16" style:family="text">
      <style:text-properties officeooo:rsid="0089166f"/>
    </style:style>
    <style:style style:name="T17" style:family="text">
      <style:text-properties officeooo:rsid="001d13e5"/>
    </style:style>
    <style:style style:name="T18" style:family="text">
      <style:text-properties officeooo:rsid="009a305e"/>
    </style:style>
    <style:style style:name="T19" style:family="text">
      <style:text-properties officeooo:rsid="00998ff4"/>
    </style:style>
    <style:style style:name="T20" style:family="text">
      <style:text-properties officeooo:rsid="009cbc03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a94f9e" style:font-style-asian="italic" style:font-style-complex="italic"/>
    </style:style>
    <style:style style:name="T23" style:family="text">
      <style:text-properties fo:font-style="italic" officeooo:rsid="0002ec4a" style:font-style-asian="italic" style:font-style-complex="italic"/>
    </style:style>
    <style:style style:name="T24" style:family="text">
      <style:text-properties fo:font-style="italic" officeooo:rsid="00a6b2da" style:font-style-asian="italic" style:font-style-complex="italic"/>
    </style:style>
    <style:style style:name="T25" style:family="text">
      <style:text-properties fo:font-style="italic" officeooo:rsid="0008ac64" style:font-style-asian="italic" style:font-style-complex="italic"/>
    </style:style>
    <style:style style:name="T26" style:family="text">
      <style:text-properties officeooo:rsid="00b7f332"/>
    </style:style>
    <style:style style:name="T27" style:family="text">
      <style:text-properties officeooo:rsid="00b61941"/>
    </style:style>
    <style:style style:name="T28" style:family="text">
      <style:text-properties officeooo:rsid="009e1173"/>
    </style:style>
    <style:style style:name="T29" style:family="text">
      <style:text-properties officeooo:rsid="00b77b0d" fo:background-color="#ffffff" loext:char-shading-value="0"/>
    </style:style>
    <style:style style:name="T30" style:family="text">
      <style:text-properties officeooo:rsid="00b71861"/>
    </style:style>
    <style:style style:name="T31" style:family="text">
      <style:text-properties officeooo:rsid="009f43a6"/>
    </style:style>
    <style:style style:name="T32" style:family="text">
      <style:text-properties officeooo:rsid="00a9488f"/>
    </style:style>
    <style:style style:name="T33" style:family="text">
      <style:text-properties officeooo:rsid="00a11386"/>
    </style:style>
    <style:style style:name="T34" style:family="text">
      <style:text-properties officeooo:rsid="001e2d0b"/>
    </style:style>
    <style:style style:name="T35" style:family="text">
      <style:text-properties officeooo:rsid="0002ec4a"/>
    </style:style>
    <style:style style:name="T36" style:family="text">
      <style:text-properties officeooo:rsid="00a6b2da"/>
    </style:style>
    <style:style style:name="T37" style:family="text">
      <style:text-properties officeooo:rsid="00b77b0d"/>
    </style:style>
    <style:style style:name="T38" style:family="text">
      <style:text-properties officeooo:rsid="00062bc1"/>
    </style:style>
    <style:style style:name="T39" style:family="text">
      <style:text-properties officeooo:rsid="005200b8" style:font-style-asian="normal" style:font-style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5200b8" style:font-style-asian="normal" style:font-style-complex="normal"/>
    </style:style>
    <style:style style:name="T42" style:family="text">
      <style:text-properties fo:font-style="normal" officeooo:rsid="00130394" style:font-style-asian="normal" style:font-style-complex="normal"/>
    </style:style>
    <style:style style:name="T43" style:family="text">
      <style:text-properties fo:font-style="normal" officeooo:rsid="0008ac64" style:font-style-asian="normal" style:font-style-complex="normal"/>
    </style:style>
    <style:style style:name="T44" style:family="text">
      <style:text-properties officeooo:rsid="0008ac64"/>
    </style:style>
    <style:style style:name="T45" style:family="text">
      <style:text-properties fo:font-size="12pt" fo:font-style="normal" officeooo:rsid="0058bd9a" style:font-size-asian="12pt" style:font-style-asian="normal" style:font-size-complex="12pt" style:font-style-complex="normal"/>
    </style:style>
    <style:style style:name="T46" style:family="text">
      <style:text-properties officeooo:rsid="000bf7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6">7</text:span>56</text:p>
      <text:p text:style-name="P9">Ne son ket m<text:span text:style-name="T2">ui</text:span> telenn <text:span text:style-name="seg.amenuisement_5f_voyelle_5f_2_5f_orig"><text:span text:style-name="T3">e</text:span></text:span><text:span text:style-name="seg.amenuisement_5f_voyelle_5f_2_5f_reg"><text:span text:style-name="T4">a</text:span></text:span>r Bar<text:span text:style-name="seg.digramme_5f_diacritique_5f_2_5f_orig"><text:span text:style-name="T3">h</text:span></text:span><text:span text:style-name="seg.digramme_5f_diacritique_5f_2_5f_reg"><text:span text:style-name="T1">zh</text:span></text:span>…</text:p>
      <text:p text:style-name="P10">Son kun <text:span text:style-name="seg.amenuisement_5f_voyelle_5f_2_5f_orig"><text:span text:style-name="T3">e</text:span></text:span><text:span text:style-name="seg.amenuisement_5f_voyelle_5f_2_5f_reg"><text:span text:style-name="T4">a</text:span></text:span>n delenn <text:span text:style-name="seg.amenuisement_5f_voyelle_5f_2_5f_orig"><text:span text:style-name="T3">e</text:span></text:span><text:span text:style-name="seg.amenuisement_5f_voyelle_5f_2_5f_reg"><text:span text:style-name="T4">a</text:span></text:span> zo d<text:span text:style-name="seg.diphtongaison_5f_2_5f_orig">ei</text:span><text:span text:style-name="seg.diphtongaison_5f_2_5f_reg">eue</text:span>t d<text:span text:style-name="seg.amenuisement_5f_voyelle_5f_2_5f_orig"><text:span text:style-name="T3">e</text:span></text:span><text:span text:style-name="seg.amenuisement_5f_voyelle_5f_2_5f_reg"><text:span text:style-name="T4">a</text:span></text:span> vou<text:span text:style-name="seg.voisement_5f_2_5f_orig"><text:span text:style-name="T1">d</text:span></text:span><text:span text:style-name="seg.voisement_5f_2_5f_reg"><text:span text:style-name="T1">t</text:span></text:span> mu<text:span text:style-name="seg.voisement_5f_2_5f_orig"><text:span text:style-name="T1">d</text:span></text:span><text:span text:style-name="seg.voisement_5f_2_5f_reg"><text:span text:style-name="T1">t</text:span></text:span></text:p>
      <text:p text:style-name="P8">(Izaï XXIV - 8)</text:p>
      <text:p text:style-name="P1">&lt;lg&gt;</text:p>
      <text:p text:style-name="P5"><text:span text:style-name="seg.signes_5f_diacritiques_5f_2_5f_orig">É</text:span><text:span text:style-name="seg.signes_5f_diacritiques_5f_2_5f_reg"><text:span text:style-name="T11">E</text:span></text:span>r bed <text:span text:style-name="seg.signes_5f_diacritiques_5f_2_5f_orig">é</text:span><text:span text:style-name="seg.signes_5f_diacritiques_5f_2_5f_reg"><text:span text:style-name="T12">e</text:span></text:span> hud un a<text:span text:style-name="seg.lettre_5f_ramiste_5f_2_5f_orig">ù</text:span><text:span text:style-name="seg.lettre_5f_ramiste_5f_2_5f_reg">v</text:span><text:span text:style-name="seg.signes_5f_diacritiques_5f_2_5f_orig">é</text:span><text:span text:style-name="seg.signes_5f_diacritiques_5f_2_5f_reg"><text:span text:style-name="T12">e</text:span></text:span>l foll</text:p>
      <text:p text:style-name="P7">Ha g<text:span text:style-name="seg.diphtongaison_5f_2_5f_orig"><text:span text:style-name="T39">o</text:span></text:span><text:span text:style-name="seg.diphtongaison_5f_2_5f_reg"><text:span text:style-name="T41">w</text:span></text:span><text:span text:style-name="seg.amenuisement_5f_voyelle_5f_2_5f_orig">è</text:span><text:span text:style-name="seg.amenuisement_5f_voyelle_5f_2_5f_reg"><text:span text:style-name="T13">a</text:span></text:span>d mab<text:span text:style-name="pc.desagglutination_5f_2_5f_reg">-</text:span>d<text:span text:style-name="seg.signes_5f_diacritiques_5f_2_5f_orig">é</text:span><text:span text:style-name="seg.signes_5f_diacritiques_5f_2_5f_reg"><text:span text:style-name="T12">e</text:span></text:span>n <text:span text:style-name="seg.amenuisement_5f_voyelle_5f_2_5f_orig">e</text:span><text:span text:style-name="seg.amenuisement_5f_voyelle_5f_2_5f_reg"><text:span text:style-name="T14">a</text:span></text:span> red diroll :</text:p>
      <text:p text:style-name="P5">Ne son ket mui telenn <text:span text:style-name="seg.amenuisement_5f_voyelle_5f_2_5f_orig">e</text:span><text:span text:style-name="seg.amenuisement_5f_voyelle_5f_2_5f_reg"><text:span text:style-name="T14">a</text:span></text:span>r bar<text:span text:style-name="seg.digramme_5f_diacritique_5f_2_5f_orig"><text:span text:style-name="T1">h</text:span></text:span><text:span text:style-name="seg.digramme_5f_diacritique_5f_2_5f_reg">zh</text:span>.</text:p>
      <text:p text:style-name="P1">&lt;/lg&gt;&lt;lg&gt;</text:p>
      <text:p text:style-name="P5"><text:span text:style-name="seg.amenuisement_5f_voyelle_5f_2_5f_orig">E</text:span><text:span text:style-name="seg.amenuisement_5f_voyelle_5f_2_5f_reg"><text:span text:style-name="T15">A</text:span></text:span>n d<text:span text:style-name="seg.signes_5f_diacritiques_5f_2_5f_orig">é</text:span><text:span text:style-name="seg.signes_5f_diacritiques_5f_2_5f_reg"><text:span text:style-name="T12">e</text:span></text:span>n d'<text:span text:style-name="seg.amenuisement_5f_voyelle_5f_2_5f_orig">e</text:span><text:span text:style-name="seg.amenuisement_5f_voyelle_5f_2_5f_reg"><text:span text:style-name="T14">a</text:span></text:span>n d<text:span text:style-name="seg.signes_5f_diacritiques_5f_2_5f_orig">é</text:span><text:span text:style-name="seg.signes_5f_diacritiques_5f_2_5f_reg"><text:span text:style-name="T12">e</text:span></text:span>n <text:span text:style-name="seg.amenuisement_5f_voyelle_5f_2_5f_orig">e</text:span><text:span text:style-name="seg.amenuisement_5f_voyelle_5f_2_5f_reg"><text:span text:style-name="T14">a</text:span></text:span> huch : « La<text:span text:style-name="seg.digramme_5f_diacritique_5f_2_5f_orig"><text:span text:style-name="T1">h</text:span></text:span><text:span text:style-name="seg.digramme_5f_diacritique_5f_2_5f_reg">zh</text:span> ! La<text:span text:style-name="seg.digramme_5f_diacritique_5f_2_5f_orig"><text:span text:style-name="T1">h</text:span></text:span><text:span text:style-name="seg.digramme_5f_diacritique_5f_2_5f_reg">zh</text:span> ! »</text:p>
      <text:p text:style-name="P5">Sell<text:span text:style-name="seg.diphtongaison_5f_2_5f_orig">eu</text:span><text:span text:style-name="seg.diphtongaison_5f_2_5f_reg"><text:span text:style-name="T16">où</text:span></text:span> <text:span text:style-name="seg.amenuisement_5f_voyelle_5f_2_5f_orig">e</text:span><text:span text:style-name="seg.amenuisement_5f_voyelle_5f_2_5f_reg"><text:span text:style-name="T14">a</text:span></text:span>n <text:span text:style-name="seg.amuissement_5f_consonne_5f_1_5f_reg">h</text:span>oll <text:span text:style-name="seg.amenuisement_5f_voyelle_5f_2_5f_orig">e</text:span><text:span text:style-name="seg.amenuisement_5f_voyelle_5f_2_5f_reg"><text:span text:style-name="T14">a</text:span></text:span> zo divar<text:span text:style-name="seg.trigramme_5f_diacritique_5f_2_5f_orig"><text:span text:style-name="T17">h</text:span></text:span><text:span text:style-name="seg.trigramme_5f_diacritique_5f_2_5f_reg">c’h</text:span><text:note text:id="ftn1" text:note-class="footnote"><text:note-citation>1</text:note-citation><text:note-body><text:p text:style-name="P16"><text:span text:style-name="T21">divar</text:span><text:span text:style-name="T25">c’het (selloù)</text:span><text:span text:style-name="T44">, gall. : </text:span><text:span text:style-name="T25">écarquillés (yeux)</text:span><text:span text:style-name="T44"> </text:span><text:span text:style-name="T9">(</text:span><text:span text:style-name="T10"><text:bibliography-mark text:identifier="Ménard, 2016" text:bibliography-type="www" text:author="Martial Ménard" text:publisher="Université Rennes 2 / Kevrenn brezhoneg ha keltieg Skol-veur Roazhon 2" text:title="Devri : Le dictionnaire diachronique du breton" text:year="2016" text:url="http://www.devri.bzh/">[Ménard, 2016]</text:bibliography-mark></text:span><text:span text:style-name="T9">)</text:span><text:span text:style-name="T44">, </text:span><text:span text:style-name="T25">effaré</text:span></text:p></text:note-body></text:note>.</text:p>
      <text:p text:style-name="P5"><text:span text:style-name="seg.amenuisement_5f_voyelle_5f_2_5f_orig">E</text:span><text:span text:style-name="seg.amenuisement_5f_voyelle_5f_2_5f_reg"><text:span text:style-name="T15">A</text:span></text:span>r <text:span text:style-name="seg.trigramme_5f_diacritique_5f_2_5f_orig"><text:span text:style-name="T17">H</text:span></text:span><text:span text:style-name="seg.trigramme_5f_diacritique_5f_2_5f_reg"><text:span text:style-name="T18">C</text:span></text:span><text:span text:style-name="seg.trigramme_5f_diacritique_5f_2_5f_reg">’h</text:span><text:span text:style-name="seg.signes_5f_diacritiques_5f_2_5f_orig">â</text:span><text:span text:style-name="seg.signes_5f_diacritiques_5f_2_5f_reg"><text:span text:style-name="T18">a</text:span></text:span>s <text:span text:style-name="seg.amenuisement_5f_voyelle_5f_2_5f_orig">e</text:span><text:span text:style-name="seg.amenuisement_5f_voyelle_5f_2_5f_reg"><text:span text:style-name="T14">a</text:span></text:span> voug <text:span text:style-name="seg.amenuisement_5f_voyelle_5f_2_5f_orig">e</text:span><text:span text:style-name="seg.amenuisement_5f_voyelle_5f_2_5f_reg"><text:span text:style-name="T14">a</text:span></text:span>r Garant<text:span text:style-name="seg.signes_5f_diacritiques_5f_2_5f_orig">é</text:span><text:span text:style-name="seg.signes_5f_diacritiques_5f_2_5f_reg"><text:span text:style-name="T12">e</text:span></text:span><text:span text:style-name="seg.amuissement_5f_consonne_5f_1_5f_reg">z</text:span>.</text:p>
      <text:p text:style-name="P1">&lt;/lg&gt;&lt;lg&gt;</text:p>
      <text:p text:style-name="P5">Kanenn <text:span text:style-name="seg.amenuisement_5f_voyelle_5f_2_5f_orig">e</text:span><text:span text:style-name="seg.amenuisement_5f_voyelle_5f_2_5f_reg"><text:span text:style-name="T14">a</text:span></text:span>r P<text:span text:style-name="seg.diphtongaison_5f_2_5f_orig">eu</text:span><text:span text:style-name="seg.diphtongaison_5f_2_5f_reg"><text:span text:style-name="T15">eo</text:span></text:span><text:span text:style-name="seg.trigramme_5f_diacritique_5f_2_5f_orig"><text:span text:style-name="T17">h</text:span></text:span><text:span text:style-name="seg.trigramme_5f_diacritique_5f_2_5f_reg">c’h</text:span> hag <text:span text:style-name="seg.amenuisement_5f_voyelle_5f_2_5f_orig">e</text:span><text:span text:style-name="seg.amenuisement_5f_voyelle_5f_2_5f_reg"><text:span text:style-name="T14">a</text:span></text:span>r Vuh<text:span text:style-name="seg.signes_5f_diacritiques_5f_2_5f_orig">é</text:span><text:span text:style-name="seg.signes_5f_diacritiques_5f_2_5f_reg"><text:span text:style-name="T12">e</text:span></text:span><text:span text:style-name="seg.amuissement_5f_consonne_5f_1_5f_reg">z</text:span>,</text:p>
      <text:p text:style-name="P5">Kanenn <text:span text:style-name="seg.amenuisement_5f_voyelle_5f_2_5f_orig">e</text:span><text:span text:style-name="seg.amenuisement_5f_voyelle_5f_2_5f_reg"><text:span text:style-name="T14">a</text:span></text:span>r Gwir, <text:span text:style-name="seg.amenuisement_5f_voyelle_5f_2_5f_orig">e</text:span><text:span text:style-name="seg.amenuisement_5f_voyelle_5f_2_5f_reg"><text:span text:style-name="T14">a</text:span></text:span>r Garant<text:span text:style-name="seg.signes_5f_diacritiques_5f_2_5f_orig">é</text:span><text:span text:style-name="seg.signes_5f_diacritiques_5f_2_5f_reg"><text:span text:style-name="T12">e</text:span></text:span><text:span text:style-name="seg.amuissement_5f_consonne_5f_1_5f_reg">z</text:span>,</text:p>
      <text:p text:style-name="P5"><text:span text:style-name="seg.amenuisement_5f_voyelle_5f_2_5f_orig">E</text:span><text:span text:style-name="seg.amenuisement_5f_voyelle_5f_2_5f_reg"><text:span text:style-name="T15">A</text:span></text:span> o<text:span text:style-name="seg.amenuisement_5f_voyelle_5f_2_5f_orig">è</text:span><text:span text:style-name="seg.amenuisement_5f_voyelle_5f_2_5f_reg"><text:span text:style-name="T13">a</text:span></text:span> he<text:span text:style-name="seg.voisement_5f_2_5f_orig">b</text:span><text:span text:style-name="seg.voisement_5f_2_5f_reg">p</text:span>k<text:span text:style-name="seg.signes_5f_diacritiques_5f_2_5f_orig">é</text:span><text:span text:style-name="seg.signes_5f_diacritiques_5f_2_5f_reg"><text:span text:style-name="T12">e</text:span></text:span>n kanenn <text:span text:style-name="seg.amenuisement_5f_voyelle_5f_2_5f_orig">e</text:span><text:span text:style-name="seg.amenuisement_5f_voyelle_5f_2_5f_reg"><text:span text:style-name="T14">a</text:span></text:span>r bar<text:span text:style-name="seg.digramme_5f_diacritique_5f_2_5f_orig"><text:span text:style-name="T1">h</text:span></text:span><text:span text:style-name="seg.digramme_5f_diacritique_5f_2_5f_reg">zh</text:span>.</text:p>
      <text:p text:style-name="P1">&lt;/lg&gt;&lt;lg&gt;</text:p>
      <text:p text:style-name="P5">Kanenn <text:span text:style-name="seg.amenuisement_5f_voyelle_5f_2_5f_orig">e</text:span><text:span text:style-name="seg.amenuisement_5f_voyelle_5f_2_5f_reg"><text:span text:style-name="T14">a</text:span></text:span>r Gad<text:note text:id="ftn2" text:note-class="footnote"><text:note-citation>2</text:note-citation><text:note-body><text:p text:style-name="P13"><text:span text:style-name="T21">kad</text:span>, gall. : <text:span text:style-name="T21">combat</text:span> (<text:span text:style-name="T42"><text:bibliography-mark text:identifier="Vallée, 1931" text:bibliography-type="book" text:address="Rennes" text:author="Frañsez Vallée, Emile Ernault, René Le Roux" text:pages="814" text:publisher="Imprimerie commerciale de Bretagne" text:title="Grand dictionnaire français-breton" text:year="1931">[Vallée, 1931]</text:bibliography-mark></text:span><text:span text:style-name="T42"> </text:span><text:span text:style-name="T40">p.133</text:span>)</text:p></text:note-body></text:note>, kanenn <text:span text:style-name="seg.amenuisement_5f_voyelle_5f_2_5f_orig">e</text:span><text:span text:style-name="seg.amenuisement_5f_voyelle_5f_2_5f_reg"><text:span text:style-name="T14">a</text:span></text:span>l La<text:span text:style-name="seg.digramme_5f_diacritique_5f_2_5f_orig"><text:span text:style-name="T1">h</text:span></text:span><text:span text:style-name="seg.digramme_5f_diacritique_5f_2_5f_reg">zh</text:span>, </text:p>
      <text:p text:style-name="P5">Kanenn <text:span text:style-name="seg.amenuisement_5f_voyelle_5f_2_5f_orig">e</text:span><text:span text:style-name="seg.amenuisement_5f_voyelle_5f_2_5f_reg"><text:span text:style-name="T14">a</text:span></text:span>r Gaou en d<text:span text:style-name="seg.digramme_5f_diacritique_5f_2_5f_orig">e</text:span><text:span text:style-name="seg.digramme_5f_diacritique_5f_2_5f_reg">eu</text:span>s, si<text:span text:style-name="seg.diphtongaison_5f_2_5f_orig">ou</text:span><text:span text:style-name="seg.diphtongaison_5f_2_5f_reg"><text:span text:style-name="T19">w</text:span></text:span>a<text:span text:style-name="seg.digramme_5f_diacritique_5f_2_5f_orig"><text:span text:style-name="T1">h</text:span></text:span><text:span text:style-name="seg.digramme_5f_diacritique_5f_2_5f_reg">zh</text:span> !</text:p>
      <text:p text:style-name="P5">En d<text:span text:style-name="seg.digramme_5f_diacritique_5f_2_5f_orig">e</text:span><text:span text:style-name="seg.digramme_5f_diacritique_5f_2_5f_reg">eu</text:span>s gol<text:span text:style-name="seg.diphtongaison_5f_2_5f_orig">ei</text:span><text:span text:style-name="seg.diphtongaison_5f_2_5f_reg"><text:span text:style-name="T20">oe</text:span></text:span>t kan <text:span text:style-name="seg.amenuisement_5f_voyelle_5f_2_5f_orig">e</text:span><text:span text:style-name="seg.amenuisement_5f_voyelle_5f_2_5f_reg"><text:span text:style-name="T14">a</text:span></text:span>n Delenn.</text:p>
      <text:p text:style-name="P1">&lt;/lg&gt;&lt;lg&gt;</text:p>
      <text:p text:style-name="P5">Erbad<text:note text:id="ftn3" text:note-class="footnote"><text:note-citation>3</text:note-citation><text:note-body><text:p text:style-name="P15"><text:span text:style-name="T23">e</text:span><text:span text:style-name="T21">rbad</text:span>, <text:span text:style-name="T35">g</text:span>all. : <text:span text:style-name="T25">inutile</text:span><text:span text:style-name="T43"> (</text:span><text:span text:style-name="T42"><text:bibliography-mark text:identifier="Guillevic &amp; Le Goff, 1907" text:bibliography-type="book" text:address="Vannes" text:author="Augustin Guillevic, Pierre Le Goff" text:pages="105" text:publisher="Lafolye" text:title=" Vocabulaire breton-français et français-breton du dialecte de Vannes" text:year="1907">[Guillevic &amp; Le Goff, 1907]</text:bibliography-mark></text:span><text:span text:style-name="T42"> </text:span><text:span text:style-name="T43">p.20), </text:span><text:span text:style-name="T25">défendue</text:span><text:span text:style-name="T43"> (</text:span><text:span text:style-name="T42"><text:bibliography-mark text:identifier="Ernault, 1904" text:bibliography-type="book" text:address="Vannes" text:author="Emile Ernault " text:pages="239" text:publisher="Lafolye" text:title="Dictionnaire breton-français du dialecte de Vannes" text:year="1904">[Ernault, 1904]</text:bibliography-mark></text:span><text:span text:style-name="T42"> </text:span><text:span text:style-name="T43">p.74)</text:span></text:p></text:note-body></text:note> <text:span text:style-name="seg.signes_5f_diacritiques_5f_2_5f_orig">é</text:span><text:span text:style-name="seg.signes_5f_diacritiques_5f_2_5f_reg"><text:span text:style-name="T12">e</text:span></text:span><text:span text:style-name="seg.amuissement_5f_voyelle_5f_1_5f_reg">o</text:span> deo<text:span text:style-name="seg.trigramme_5f_diacritique_5f_2_5f_orig"><text:span text:style-name="T17">h</text:span></text:span><text:span text:style-name="seg.trigramme_5f_diacritique_5f_2_5f_reg">c’h</text:span> son ho sonenn ;</text:p>
      <text:p text:style-name="P5">Gwell <text:span text:style-name="pc.elision_5f_1_5f_reg">‘</text:span><text:span text:style-name="seg.amenuisement_5f_voyelle_5f_2_5f_orig">e</text:span><text:span text:style-name="seg.amenuisement_5f_voyelle_5f_2_5f_reg"><text:span text:style-name="T14">a</text:span></text:span> ve<text:span text:style-name="seg.amuissement_5f_consonne_5f_1_5f_reg">f</text:span><text:span text:style-name="seg.signes_5f_diacritiques_5f_2_5f_orig"><text:span text:style-name="T26">è</text:span></text:span><text:span text:style-name="seg.signes_5f_diacritiques_5f_2_5f_reg"><text:span text:style-name="T12">e</text:span></text:span>t do<text:span text:style-name="seg.trigramme_5f_diacritique_5f_2_5f_orig"><text:span text:style-name="T17">h</text:span></text:span><text:span text:style-name="seg.trigramme_5f_diacritique_5f_2_5f_reg">c’h</text:span> <text:span text:style-name="seg.amenuisement_5f_voyelle_5f_2_5f_orig">e</text:span><text:span text:style-name="seg.amenuisement_5f_voyelle_5f_2_5f_reg"><text:span text:style-name="T14">a</text:span></text:span>r Speurenn<text:note text:id="ftn4" text:note-class="footnote"><text:note-citation>4</text:note-citation><text:note-body><text:p text:style-name="P13"><text:span text:style-name="T21">speurenn</text:span>, gall. : <text:span text:style-name="T21">cloison</text:span> <text:span text:style-name="T9">(</text:span><text:span text:style-name="T10"><text:bibliography-mark text:identifier="TermOfis, 1994" text:bibliography-type="www" text:publisher="Ofis publik ar brezhoneg" text:title="TermOfis" text:year="1994" text:url="http://www.fr.brezhoneg.bzh/36-termofis.htm">[TermOfis, 1994]</text:bibliography-mark></text:span><text:span text:style-name="T9">)</text:span></text:p></text:note-body></text:note></text:p>
      <text:p text:style-name="P5">Evi<text:span text:style-name="seg.voisement_5f_2_5f_orig">d</text:span><text:span text:style-name="seg.voisement_5f_2_5f_reg">t</text:span> gortoz dev<text:span text:style-name="seg.signes_5f_diacritiques_5f_2_5f_orig">é</text:span><text:span text:style-name="seg.signes_5f_diacritiques_5f_2_5f_reg"><text:span text:style-name="T12">e</text:span></text:span><text:span text:style-name="seg.amuissement_5f_consonne_5f_1_5f_reg">z</text:span><text:span text:style-name="seg.amuissement_5f_consonne_5f_1_5f_reg"><text:span text:style-name="T27">h</text:span></text:span> <text:span text:style-name="seg.amenuisement_5f_voyelle_5f_2_5f_orig">e</text:span><text:span text:style-name="seg.amenuisement_5f_voyelle_5f_2_5f_reg"><text:span text:style-name="T14">a</text:span></text:span>r gad.</text:p>
      <text:p text:style-name="P1">&lt;/lg&gt;</text:p>
      <text:p text:style-name="P2">58</text:p>
      <text:p text:style-name="P1">&lt;lg&gt;</text:p>
      <text:p text:style-name="P5">Ken n<text:span text:style-name="seg.amenuisement_5f_voyelle_5f_2_5f_orig">e</text:span><text:span text:style-name="seg.amenuisement_5f_voyelle_5f_2_5f_reg"><text:span text:style-name="T14">a</text:span></text:span> s<text:span text:style-name="seg.signes_5f_diacritiques_5f_2_5f_orig">é</text:span><text:span text:style-name="seg.signes_5f_diacritiques_5f_2_5f_reg"><text:span text:style-name="T12">e</text:span></text:span><text:span text:style-name="seg.trigramme_5f_diacritique_5f_2_5f_orig"><text:span text:style-name="T17">h</text:span></text:span><text:span text:style-name="seg.trigramme_5f_diacritique_5f_2_5f_reg">c’h</text:span>o un <text:span text:style-name="T28">a</text:span><text:span text:style-name="seg.lettre_5f_ramiste_5f_2_5f_orig">ù</text:span><text:span text:style-name="seg.lettre_5f_ramiste_5f_2_5f_reg">v</text:span><text:span text:style-name="seg.signes_5f_diacritiques_5f_2_5f_orig">é</text:span><text:span text:style-name="seg.signes_5f_diacritiques_5f_2_5f_reg"><text:span text:style-name="T12">e</text:span></text:span>l ma<text:span text:style-name="seg.voisement_5f_2_5f_orig">d</text:span><text:span text:style-name="seg.voisement_5f_2_5f_reg">t</text:span></text:p>
      <text:p text:style-name="P5"><text:span text:style-name="seg.amenuisement_5f_voyelle_5f_2_5f_orig">E</text:span><text:span text:style-name="seg.amenuisement_5f_voyelle_5f_2_5f_reg"><text:span text:style-name="T15">A</text:span></text:span>r g<text:span text:style-name="seg.diphtongaison_5f_2_5f_orig">o</text:span><text:span text:style-name="seg.diphtongaison_5f_2_5f_reg"><text:span text:style-name="T19">w</text:span></text:span><text:span text:style-name="seg.amenuisement_5f_voyelle_5f_2_5f_orig">è</text:span><text:span text:style-name="seg.amenuisement_5f_voyelle_5f_2_5f_reg"><text:span text:style-name="T13">a</text:span></text:span>d skui<text:span text:style-name="seg.consonne_5f_palatalisée_5f_2_5f_orig">ll</text:span><text:span text:style-name="seg.consonne_5f_palatalisée_5f_2_5f_reg">lh</text:span>et, d<text:span text:style-name="seg.diphtongaison_5f_2_5f_orig"><text:span text:style-name="T37">a</text:span></text:span><text:span text:style-name="seg.diphtongaison_5f_2_5f_reg"><text:span text:style-name="T29">ae</text:span></text:span>r<text:span text:style-name="seg.diphtongaison_5f_2_5f_orig">eu</text:span><text:span text:style-name="seg.diphtongaison_5f_2_5f_reg"><text:span text:style-name="T16">où</text:span></text:span> <text:span text:style-name="seg.amenuisement_5f_voyelle_5f_2_5f_orig">e</text:span><text:span text:style-name="seg.amenuisement_5f_voyelle_5f_2_5f_reg"><text:span text:style-name="T14">a</text:span></text:span>n tad,</text:p>
      <text:p text:style-name="P6">D<text:span text:style-name="seg.diphtongaison_5f_2_5f_orig"><text:span text:style-name="T37">a</text:span></text:span><text:span text:style-name="seg.diphtongaison_5f_2_5f_reg"><text:span text:style-name="T29">ae</text:span></text:span>r<text:span text:style-name="seg.diphtongaison_5f_2_5f_orig">eu</text:span><text:span text:style-name="seg.diphtongaison_5f_2_5f_reg"><text:span text:style-name="T16">où</text:span></text:span> <text:span text:style-name="seg.amenuisement_5f_voyelle_5f_2_5f_orig">e</text:span><text:span text:style-name="seg.amenuisement_5f_voyelle_5f_2_5f_reg"><text:span text:style-name="T14">a</text:span></text:span>r vamm hag <text:span text:style-name="seg.amenuisement_5f_voyelle_5f_2_5f_orig">e</text:span><text:span text:style-name="seg.amenuisement_5f_voyelle_5f_2_5f_reg"><text:span text:style-name="T14">a</text:span></text:span>r pried<text:note text:id="ftn5" text:note-class="footnote"><text:note-citation>5</text:note-citation><text:note-body><text:p text:style-name="P13"><text:span text:style-name="T21">pried</text:span>, gall. : <text:span text:style-name="T21">époux</text:span>, <text:span text:style-name="T21">épouse</text:span> <text:span text:style-name="T9">(</text:span><text:span text:style-name="T10"><text:bibliography-mark text:identifier="TermOfis, 1994" text:bibliography-type="www" text:publisher="Ofis publik ar brezhoneg" text:title="TermOfis" text:year="1994" text:url="http://www.fr.brezhoneg.bzh/36-termofis.htm">[TermOfis, 1994]</text:bibliography-mark></text:span><text:span text:style-name="T9">)</text:span></text:p></text:note-body></text:note>.</text:p>
      <text:p text:style-name="P1">&lt;/lg&gt;&lt;lg&gt;</text:p>
      <text:p text:style-name="P5">Ul l<text:span text:style-name="seg.nasalisation_5f_2_5f_orig"><text:span text:style-name="T38">in</text:span></text:span><text:span text:style-name="seg.nasalisation_5f_2_5f_reg"><text:span text:style-name="T30">iñ</text:span></text:span>sel veur <text:span text:style-name="pc.elision_5f_1_5f_reg">‘</text:span>ar Vrei<text:span text:style-name="seg.digramme_5f_diacritique_5f_2_5f_orig"><text:span text:style-name="T1">h</text:span></text:span><text:span text:style-name="seg.digramme_5f_diacritique_5f_2_5f_reg">zh</text:span> l<text:span text:style-name="seg.signes_5f_diacritiques_5f_2_5f_orig">é</text:span><text:span text:style-name="seg.signes_5f_diacritiques_5f_2_5f_reg"><text:span text:style-name="T12">e</text:span></text:span>det</text:p>
      <text:p text:style-name="P7"><text:span text:style-name="seg.amenuisement_5f_voyelle_5f_2_5f_orig">E</text:span><text:span text:style-name="seg.amenuisement_5f_voyelle_5f_2_5f_reg"><text:span text:style-name="T15">A</text:span></text:span> voug pe<text:span text:style-name="seg.voisement_5f_2_5f_orig">b</text:span><text:span text:style-name="seg.voisement_5f_2_5f_reg">p</text:span> jo<text:span text:style-name="seg.amenuisement_5f_voyelle_5f_2_5f_orig"><text:span text:style-name="T31">é</text:span></text:span><text:span text:style-name="seg.amenuisement_5f_voyelle_5f_2_5f_reg"><text:span text:style-name="T14">a</text:span></text:span> kenti<text:span text:style-name="seg.digramme_5f_diacritique_5f_2_5f_orig"><text:span text:style-name="T1">h</text:span></text:span><text:span text:style-name="seg.digramme_5f_diacritique_5f_2_5f_reg">zh</text:span><text:span text:style-name="T45"><text:note text:id="ftn6" text:note-class="footnote"><text:note-citation>6</text:note-citation><text:note-body><text:p text:style-name="P14"><text:span text:style-name="T21">kenti</text:span><text:span text:style-name="T5">zh</text:span><text:span text:style-name="T1">, </text:span><text:span text:style-name="T7">gall. : </text:span><text:span text:style-name="T6">aussitôt</text:span><text:span text:style-name="T8"> </text:span><text:span text:style-name="T9">(</text:span><text:span text:style-name="T10"><text:bibliography-mark text:identifier="Ménard, 2016" text:bibliography-type="www" text:author="Martial Ménard" text:publisher="Université Rennes 2 / Kevrenn brezhoneg ha keltieg Skol-veur Roazhon 2" text:title="Devri : Le dictionnaire diachronique du breton" text:year="2016" text:url="http://www.devri.bzh/">[Ménard, 2016]</text:bibliography-mark></text:span><text:span text:style-name="T9">)</text:span></text:p></text:note-body></text:note></text:span> ganet,</text:p>
      <text:p text:style-name="P5">Dreisti ne sa<text:span text:style-name="seg.lettre_5f_ramiste_5f_2_5f_orig">ù</text:span><text:span text:style-name="seg.lettre_5f_ramiste_5f_2_5f_reg">v</text:span> <text:span text:style-name="pc.elision_5f_1_5f_reg">‘</text:span>m<text:span text:style-name="seg.monophtongaison_5f_2_5f_orig">ei</text:span><text:span text:style-name="seg.monophtongaison_5f_2_5f_reg"><text:span text:style-name="T12">e</text:span></text:span><text:span text:style-name="seg.voisement_5f_2_5f_orig">d</text:span><text:span text:style-name="seg.voisement_5f_2_5f_reg">t</text:span> <text:span text:style-name="seg.amenuisement_5f_voyelle_5f_2_5f_orig">e</text:span><text:span text:style-name="seg.amenuisement_5f_voyelle_5f_2_5f_reg"><text:span text:style-name="T14">a</text:span></text:span>r bedenn.</text:p>
      <text:p text:style-name="P1">&lt;/lg&gt;&lt;lg&gt;</text:p>
      <text:p text:style-name="P5">Ta<text:span text:style-name="seg.lettre_5f_ramiste_5f_2_5f_orig">ù</text:span><text:span text:style-name="seg.lettre_5f_ramiste_5f_2_5f_reg">v</text:span>et, ta<text:span text:style-name="seg.lettre_5f_ramiste_5f_2_5f_orig">ù</text:span><text:span text:style-name="seg.lettre_5f_ramiste_5f_2_5f_reg">v</text:span>et, p<text:span text:style-name="seg.diphtongaison_5f_2_5f_orig">eu</text:span><text:span text:style-name="seg.diphtongaison_5f_2_5f_reg"><text:span text:style-name="T15">eo</text:span></text:span><text:span text:style-name="seg.trigramme_5f_diacritique_5f_2_5f_orig"><text:span text:style-name="T17">h</text:span></text:span><text:span text:style-name="seg.trigramme_5f_diacritique_5f_2_5f_reg">c’h</text:span> d'<text:span text:style-name="seg.amenuisement_5f_voyelle_5f_2_5f_orig">e</text:span><text:span text:style-name="seg.amenuisement_5f_voyelle_5f_2_5f_reg"><text:span text:style-name="T14">a</text:span></text:span>n Ank<text:span text:style-name="seg.signes_5f_diacritiques_5f_2_5f_orig">é</text:span><text:span text:style-name="seg.signes_5f_diacritiques_5f_2_5f_reg"><text:span text:style-name="T12">e</text:span></text:span>n</text:p>
      <text:p text:style-name="P5"><text:soft-page-break/>Bet<text:span text:style-name="seg.augmentation_5f_voyelle_5f_2_5f_orig">a</text:span><text:span text:style-name="seg.augmentation_5f_voyelle_5f_2_5f_reg">e</text:span><text:span text:style-name="seg.voisement_5f_2_5f_orig">g</text:span><text:span text:style-name="seg.voisement_5f_2_5f_reg">k</text:span> ma vo <text:span text:style-name="pc.elision_5f_1_5f_reg">‘</text:span><text:span text:style-name="T32">a</text:span>rr<text:span text:style-name="seg.signes_5f_diacritiques_5f_2_5f_orig">é</text:span><text:span text:style-name="seg.signes_5f_diacritiques_5f_2_5f_reg"><text:span text:style-name="T12">e</text:span></text:span><text:span text:style-name="T12"><text:note text:id="ftn7" text:note-class="footnote"><text:note-citation>7</text:note-citation><text:note-body><text:p text:style-name="P12"><text:span text:style-name="T23">a</text:span><text:span text:style-name="T22">rré</text:span><text:span text:style-name="T36">, gall. : </text:span><text:span text:style-name="T24">de nouveau</text:span><text:span text:style-name="T36">. </text:span>Sans le préfixe -ad (<text:span text:style-name="T21">adarre</text:span>) : <text:span text:style-name="T21">de nouveau</text:span></text:p></text:note-body></text:note></text:span> <text:span text:style-name="seg.amenuisement_5f_voyelle_5f_2_5f_orig">e</text:span><text:span text:style-name="seg.amenuisement_5f_voyelle_5f_2_5f_reg"><text:span text:style-name="T14">a</text:span></text:span>n Ner<text:span text:style-name="seg.digramme_5f_diacritique_5f_2_5f_orig"><text:span text:style-name="T1">h</text:span></text:span><text:span text:style-name="seg.digramme_5f_diacritique_5f_2_5f_reg">zh</text:span></text:p>
      <text:p text:style-name="P5">– G<text:span text:style-name="seg.amenuisement_5f_voyelle_5f_2_5f_orig">e</text:span><text:span text:style-name="seg.amenuisement_5f_voyelle_5f_2_5f_reg"><text:span text:style-name="T14">a</text:span></text:span>llou<text:span text:style-name="seg.voisement_5f_2_5f_orig">d</text:span><text:span text:style-name="seg.voisement_5f_2_5f_reg">t</text:span> <text:span text:style-name="seg.amenuisement_5f_voyelle_5f_2_5f_orig">e</text:span><text:span text:style-name="seg.amenuisement_5f_voyelle_5f_2_5f_reg"><text:span text:style-name="T14">a</text:span></text:span>l L<text:span text:style-name="seg.diphtongaison_5f_2_5f_orig">o</text:span><text:span text:style-name="seg.diphtongaison_5f_2_5f_reg"><text:span text:style-name="T33">oe</text:span></text:span>n – <text:span text:style-name="T34">t</text:span>r<text:span text:style-name="seg.signes_5f_diacritiques_5f_2_5f_orig">é</text:span><text:span text:style-name="seg.signes_5f_diacritiques_5f_2_5f_reg"><text:span text:style-name="T12">e</text:span></text:span><text:span text:style-name="seg.trigramme_5f_diacritique_5f_2_5f_orig"><text:span text:style-name="T17">h</text:span></text:span><text:span text:style-name="seg.trigramme_5f_diacritique_5f_2_5f_reg">c’h</text:span>et e<text:span text:style-name="pc.desagglutination_5f_2_5f_reg">-</text:span>ker<text:span text:style-name="seg.digramme_5f_diacritique_5f_2_5f_orig"><text:span text:style-name="T1">h</text:span></text:span><text:span text:style-name="seg.digramme_5f_diacritique_5f_2_5f_reg">zh</text:span></text:p>
      <text:p text:style-name="P5">D'<text:span text:style-name="seg.amenuisement_5f_voyelle_5f_2_5f_orig">e</text:span><text:span text:style-name="seg.amenuisement_5f_voyelle_5f_2_5f_reg"><text:span text:style-name="T14">a</text:span></text:span>r Garant<text:span text:style-name="seg.signes_5f_diacritiques_5f_2_5f_orig">é</text:span><text:span text:style-name="seg.signes_5f_diacritiques_5f_2_5f_reg"><text:span text:style-name="T12">e</text:span></text:span><text:span text:style-name="seg.amuissement_5f_consonne_5f_1_5f_reg">z</text:span>, mamm <text:span text:style-name="seg.amenuisement_5f_voyelle_5f_2_5f_orig">e</text:span><text:span text:style-name="seg.amenuisement_5f_voyelle_5f_2_5f_reg"><text:span text:style-name="T14">a</text:span></text:span>n Awen.</text:p>
      <text:p text:style-name="P1">&lt;/lg&gt;</text:p>
      <text:p text:style-name="P4"><text:span text:style-name="pc.elision_5f_1_5f_reg">‘</text:span>Ar <text:span text:style-name="seg.amenuisement_5f_voyelle_5f_2_5f_orig">e</text:span><text:span text:style-name="seg.amenuisement_5f_voyelle_5f_2_5f_reg"><text:span text:style-name="T14">a</text:span></text:span>n Talbenn </text:p>
      <text:p text:style-name="P11">(191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_5f_3_5f_l" style:display-name="_3_l" style:family="paragraph" style:parent-style-name="Standard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.15cm" fo:border-left="0.06pt solid #000000" fo:border-right="none" fo:border-top="none" fo:border-bottom="none" style:shadow="none">
        <style:tab-stops>
          <style:tab-stop style:position="16.321cm"/>
        </style:tab-stops>
      </style:paragraph-properties>
      <style:text-properties style:font-name="Futura Lt BT" fo:font-family="'Futura Lt BT'" style:font-family-generic="swiss" style:font-pitch="variable"/>
    </style:style>
    <style:style style:name="dateline_5f_4_5f_origDate" style:display-name="dateline_4_origDate" style:family="paragraph" style:parent-style-name="_5f_3_5f_l">
      <style:paragraph-properties fo:padding-left="0.4cm" fo:padding-right="0.3cm" fo:padding-top="0.15cm" fo:padding-bottom="0.15cm" fo:border-left="0.74pt solid #c7a0cb" fo:border-right="none" fo:border-top="none" fo:border-bottom="none"/>
    </style:style>
    <style:style style:name="pb" style:family="paragraph" style:parent-style-name="Text_20_body" style:master-page-name="">
      <style:paragraph-properties fo:margin-left="-1.199cm" fo:margin-right="0cm" fo:text-indent="0cm" style:auto-text-indent="false" style:page-number="auto" style:shadow="none"/>
      <style:text-properties fo:color="#000000" style:font-name="Lucida Sans" fo:font-family="'Lucida Sans'" style:font-style-name="Normal" style:font-family-generic="swiss" style:font-pitch="variable" fo:font-size="12pt" style:text-underline-style="solid" style:text-underline-width="auto" style:text-underline-color="font-color" fo:font-weight="normal" officeooo:rsid="0026ec23" style:font-size-asian="12pt" style:font-size-complex="12pt" style:text-overline-style="solid" style:text-overline-width="auto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top="0cm" fo:margin-bottom="0cm" loext:contextual-spacing="false" style:page-number="auto" fo:background-color="transparent" fo:padding="0.25cm" fo:border-left="4.99pt solid #ffff00" fo:border-right="none" fo:border-top="none" fo:border-bottom="none" style:shadow="none">
        <style:tab-stops/>
      </style:paragraph-properties>
      <style:text-properties fo:font-variant="small-caps" fo:font-size="12pt" fo:font-weight="normal" style:font-size-asian="115%" style:font-weight-asian="bold" style:font-size-complex="115%" style:font-weight-complex="normal"/>
    </style:style>
    <style:style style:name="_5f_3_5f_head" style:display-name="_3_head" style:family="paragraph" style:parent-style-name="Heading_20_1" style:default-outline-level="" style:list-style-name=""/>
    <style:style style:name="cit_5f_4_5f_quote" style:display-name="cit_4_quote" style:family="paragraph" style:parent-style-name="Standard">
      <style:paragraph-properties fo:text-align="end" style:justify-single-word="false"/>
      <style:text-properties style:font-name="Futura Lt BT" fo:font-family="'Futura Lt BT'" style:font-family-generic="swiss" style:font-pitch="variable" fo:background-color="#c2e0ae"/>
    </style:style>
    <style:style style:name="cit_5f_4_5f_bibl" style:display-name="cit_4_bibl" style:family="paragraph" style:parent-style-name="Text_20_body">
      <style:paragraph-properties fo:text-align="end" style:justify-single-word="false"/>
      <style:text-properties style:font-name="Futura Lt BT" fo:font-family="'Futura Lt BT'" style:font-family-generic="swiss" style:font-pitch="variable" fo:background-color="#bee3d3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_5f_3_5f_p" style:display-name="_3_p" style:family="paragraph" style:parent-style-name="_5f_3_5f_l">
      <style:paragraph-properties fo:padding-left="0.4cm" fo:padding-right="0.3cm" fo:padding-top="0.15cm" fo:padding-bottom="0.15cm" fo:border-left="0.74pt solid #c7a0cb" fo:border-right="none" fo:border-top="none" fo:border-bottom="none"/>
    </style:style>
    <style:style style:name="dateline_5f_4_5f_origPlace" style:display-name="dateline_4_origPlace" style:family="paragraph" style:parent-style-name="_5f_3_5f_p">
      <style:paragraph-properties fo:padding-left="0.4cm" fo:padding-right="0.3cm" fo:padding-top="0.15cm" fo:padding-bottom="0.15cm" fo:border-left="0.74pt solid #8ccfb7" fo:border-right="none" fo:border-top="none" fo:border-bottom="none"/>
      <style:text-properties fo:background-color="#fff9ae" style:font-size-asian="10.5pt"/>
    </style:style>
    <style:style style:name="seg.nasalisation_5f_2_5f_orig" style:display-name="seg.nasalisation_2_orig" style:family="text">
      <style:text-properties style:use-window-font-color="true" style:text-position="0% 100%" fo:font-size="12pt" fo:font-weight="normal" fo:background-color="#66cc99" style:font-size-asian="10pt" style:font-weight-asian="normal" style:font-size-complex="10pt" style:font-weight-complex="normal" style:text-overline-style="none" style:text-overline-color="#000000"/>
    </style:style>
    <style:style style:name="seg.nasalisation_5f_2_5f_reg" style:display-name="seg.nasalisation_2_reg" style:family="text">
      <style:text-properties fo:color="#66cc99" fo:font-size="12pt" style:text-underline-style="solid" style:text-underline-width="bold" style:text-underline-color="#66cc99" fo:font-weight="normal" fo:background-color="#eeeeee" style:font-size-asian="9pt" style:font-weight-asian="normal" style:font-size-complex="9pt" style:font-weight-complex="normal" loext:shadow="none"/>
    </style:style>
    <style:style style:name="seg.amenuisement_5f_voyelle_5f_2_5f_orig" style:display-name="seg.amenuisement_voyelle_2_orig" style:family="text">
      <style:text-properties style:use-window-font-color="true" fo:font-size="12pt" fo:language="fr" fo:country="FR" fo:font-style="normal" fo:font-weight="normal" fo:background-color="#cccc99" style:font-size-asian="12pt" style:font-weight-asian="normal" style:font-size-complex="12pt" style:font-weight-complex="normal" loext:shadow="none"/>
    </style:style>
    <style:style style:name="seg.amenuisement_5f_voyelle_5f_2_5f_reg" style:display-name="seg.amenuisement_voyelle_2_reg" style:family="text">
      <style:text-properties fo:color="#b0b084" fo:font-size="12pt" fo:language="fr" fo:country="FR" fo:font-style="normal" style:text-underline-style="solid" style:text-underline-width="bold" style:text-underline-color="#cccc99" fo:font-weight="normal" fo:background-color="#eeeeee" style:font-size-asian="12pt" style:font-weight-asian="normal" style:font-size-complex="12pt" style:font-weight-complex="normal"/>
    </style:style>
    <style:style style:name="seg.trigramme_5f_diacritique_5f_2_5f_orig" style:display-name="seg.trigramme_diacritique_2_orig" style:family="text">
      <style:text-properties style:use-window-font-color="true" style:text-position="0% 100%" fo:font-size="12pt" fo:font-weight="normal" fo:background-color="#c9f658" style:font-size-asian="12pt" style:font-weight-asian="normal" style:font-size-complex="12pt" style:font-weight-complex="normal" style:text-overline-style="none" style:text-overline-color="#000000"/>
    </style:style>
    <style:style style:name="seg.digramme_5f_diacritique_5f_2_5f_orig" style:display-name="seg.digramme_diacritique_2_orig" style:family="text" style:parent-style-name="seg.trigramme_5f_diacritique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fo:background-color="#8efd0d" style:font-size-asian="12pt" style:font-style-asian="normal" style:font-weight-asian="normal" style:font-size-complex="12pt" style:font-style-complex="normal" style:font-weight-complex="normal" style:text-overline-style="none" style:text-overline-color="#000000"/>
    </style:style>
    <style:style style:name="seg.diphtongaison_5f_2_5f_reg" style:display-name="seg.diphtongaison_2_reg" style:family="text">
      <style:text-properties fo:color="#9999ff" fo:font-size="12pt" style:text-underline-style="solid" style:text-underline-width="bold" style:text-underline-color="#9999ff" fo:font-weight="normal" fo:background-color="#eeeeee" style:font-size-asian="12pt" style:font-weight-asian="normal" style:font-size-complex="12pt" style:font-weight-complex="normal"/>
    </style:style>
    <style:style style:name="seg.trigramme_5f_diacritique_5f_2_5f_reg" style:display-name="seg.trigramme_diacritique_2_reg" style:family="text" style:parent-style-name="seg.diphtongaison_5f_2_5f_reg">
      <style:text-properties fo:color="#c9f658" fo:font-size="12pt" fo:font-style="normal" style:text-underline-style="solid" style:text-underline-width="bold" style:text-underline-color="#c9f658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digramme_5f_diacritique_5f_2_5f_reg" style:display-name="seg.digramme_diacritique_2_reg" style:family="text" style:parent-style-name="seg.trigramme_5f_diacritique_5f_2_5f_reg">
      <style:text-properties fo:color="#8efd0d" fo:font-size="12pt" fo:font-style="normal" style:text-underline-style="solid" style:text-underline-width="bold" style:text-underline-color="#8efd0d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en_5f_cours_5f_2_5f_orig" style:display-name="seg.en_cours_2_orig" style:family="text">
      <style:text-properties fo:color="#000000" fo:font-size="12pt" style:text-underline-style="solid" style:text-underline-width="auto" style:text-underline-color="font-color" fo:font-weight="bold" officeooo:rsid="0006fec8" fo:background-color="#fff200" style:font-size-asian="12pt" style:font-weight-asian="normal" style:font-size-complex="12pt" style:font-weight-complex="normal" style:text-overline-style="solid" style:text-overline-width="bold" style:text-overline-color="font-color"/>
    </style:style>
    <style:style style:name="seg.en_5f_cours_5f_2_5f_reg" style:display-name="seg.en_cours_2_reg" style:family="text">
      <style:text-properties style:use-window-font-color="true" fo:font-size="12pt" fo:font-style="italic" style:text-underline-style="dotted" style:text-underline-width="auto" style:text-underline-color="#000000" fo:font-weight="normal" officeooo:rsid="00096534" fo:background-color="#fff200" style:font-size-asian="12pt" style:font-weight-asian="normal" style:font-size-complex="12pt" style:font-weight-complex="normal" style:text-overline-style="dotted" style:text-overline-width="auto" style:text-overline-color="#000000"/>
    </style:style>
    <style:style style:name="seg.voisement_5f_2_5f_orig" style:display-name="seg.voisement_2_orig" style:family="text">
      <style:text-properties fo:font-size="12pt" officeooo:rsid="0012d8ef" fo:background-color="#ff1f5a" style:font-size-asian="12pt" style:font-size-complex="12pt"/>
    </style:style>
    <style:style style:name="seg.voisement_5f_2_5f_reg" style:display-name="seg.voisement_2_reg" style:family="text">
      <style:text-properties fo:color="#ff1f5a" fo:font-size="12pt" style:text-underline-style="solid" style:text-underline-type="double" style:text-underline-width="auto" style:text-underline-color="font-color" fo:font-weight="normal" officeooo:rsid="0012d8ef" fo:background-color="#eeeeee" style:font-size-asian="12pt" style:font-weight-asian="normal" style:font-size-complex="12pt" style:font-weight-complex="normal"/>
    </style:style>
    <style:style style:name="seg.signes_5f_diacritiques_5f_2_5f_orig" style:display-name="seg.signes_diacritiques_2_orig" style:family="text">
      <style:text-properties style:use-window-font-color="true" style:text-line-through-style="none" style:text-line-through-type="none" fo:font-size="12pt" fo:font-weight="normal" officeooo:rsid="000ab72a" fo:background-color="#ffc2e9" style:font-size-asian="12pt" style:font-weight-asian="normal" style:font-size-complex="12pt" style:font-weight-complex="normal"/>
    </style:style>
    <style:style style:name="seg.signes_5f_diacritiques_5f_2_5f_reg" style:display-name="seg.signes_diacritiques_2_reg" style:family="text">
      <style:text-properties fo:color="#ebb2d6" style:text-line-through-style="none" style:text-line-through-type="none" fo:font-size="12pt" style:text-underline-style="solid" style:text-underline-width="bold" style:text-underline-color="#ffc2e9" fo:font-weight="normal" fo:background-color="#eeeeee" style:font-size-asian="12pt" style:font-weight-asian="normal" style:font-size-complex="12pt" style:font-weight-complex="normal"/>
    </style:style>
    <style:style style:name="seg.lettre_5f_ramiste_5f_2_5f_orig" style:display-name="seg.lettre_ramiste_2_orig" style:family="text">
      <style:text-properties fo:color="#000000" fo:font-size="12pt" fo:language="fr" fo:country="FR" fo:font-style="normal" fo:font-weight="normal" officeooo:rsid="000ab72a" fo:background-color="#98ccd3" style:font-size-asian="12pt" style:font-weight-asian="normal" style:font-size-complex="12pt" style:font-weight-complex="normal"/>
    </style:style>
    <style:style style:name="seg.lettre_5f_ramiste_5f_2_5f_reg" style:display-name="seg.lettre_ramiste_2_reg" style:family="text">
      <style:text-properties fo:color="#98ccd3" fo:font-size="12pt" fo:language="fr" fo:country="FR" fo:font-style="normal" style:text-underline-style="solid" style:text-underline-width="bold" style:text-underline-color="#98ccd3" fo:font-weight="normal" officeooo:rsid="000d8101" fo:background-color="#eeeeee" style:font-size-asian="12pt" style:font-weight-asian="normal" style:font-size-complex="12pt" style:font-weight-complex="normal"/>
    </style:style>
    <style:style style:name="pc.desagglutination_5f_2_5f_reg" style:display-name="pc.desagglutination_2_reg" style:family="text">
      <style:text-properties fo:background-color="#ffdaa2"/>
    </style:style>
    <style:style style:name="seg.diphtongaison_5f_2_5f_orig" style:display-name="seg.diphtongaison_2_orig" style:family="text">
      <style:text-properties style:use-window-font-color="true" style:text-position="0% 100%" fo:font-size="12pt" fo:font-style="normal" fo:font-weight="normal" fo:background-color="#9999ff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amuissement_5f_consonne_5f_1_5f_reg" style:display-name="seg.amuissement_consonne_1_reg" style:family="text">
      <style:text-properties fo:color="#491d74" style:text-line-through-style="none" style:text-line-through-type="none" fo:font-size="12pt" style:text-underline-style="solid" style:text-underline-width="bold" style:text-underline-color="#491d74" fo:font-weight="normal" officeooo:rsid="002472df" fo:background-color="#dfcce4" style:font-size-asian="12pt" style:font-weight-asian="normal" style:font-size-complex="12pt" style:font-weight-complex="normal"/>
    </style:style>
    <style:style style:name="seg.amuissement_5f_voyelle_5f_1_5f_reg" style:display-name="seg.amuissement_voyelle_1_reg" style:family="text">
      <style:text-properties fo:color="#820f71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820f71" fo:font-weight="normal" officeooo:rsid="002472df" fo:background-color="#dfcce4" style:font-size-asian="12pt" style:font-style-asian="normal" style:font-weight-asian="normal" style:font-size-complex="12pt" style:font-style-complex="normal" style:font-weight-complex="normal"/>
    </style:style>
    <style:style style:name="seg.consonne_5f_palatalisée_5f_2_5f_orig" style:display-name="seg.consonne_palatalisée_2_orig" style:family="text">
      <style:text-properties style:use-window-font-color="true" fo:font-size="12pt" fo:language="fr" fo:country="FR" fo:font-style="normal" fo:font-weight="normal" officeooo:rsid="000ab72a" fo:background-color="#eaaf54" style:font-size-asian="12pt" style:font-weight-asian="normal" style:font-size-complex="12pt" style:font-weight-complex="normal"/>
    </style:style>
    <style:style style:name="seg.consonne_5f_palatalisée_5f_2_5f_reg" style:display-name="seg.consonne_palatalisée_2_reg" style:family="text">
      <style:text-properties fo:color="#eaaf54" fo:font-size="12pt" fo:language="fr" fo:country="FR" fo:font-style="normal" style:text-underline-style="solid" style:text-underline-width="bold" style:text-underline-color="#eaaf54" fo:font-weight="normal" officeooo:rsid="000d8101" fo:background-color="#eeeeee" style:font-size-asian="12pt" style:font-weight-asian="normal" style:font-size-complex="12pt" style:font-weight-complex="normal"/>
    </style:style>
    <style:style style:name="pc.elision_5f_1_5f_reg" style:display-name="pc.elision_1_reg" style:family="text">
      <style:text-properties fo:color="#491d74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monophtongaison_5f_2_5f_orig" style:display-name="seg.monophtongaison_2_orig" style:family="text" style:parent-style-name="seg.diphtongaison_5f_2_5f_orig">
      <style:text-properties style:use-window-font-color="true" style:text-position="0% 100%" fo:font-size="12pt" fo:font-style="normal" fo:font-weight="normal" fo:background-color="#99ffbb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monophtongaison_5f_2_5f_reg" style:display-name="seg.monophtongaison_2_reg" style:family="text" style:parent-style-name="seg.nasalisation_5f_2_5f_reg">
      <style:text-properties fo:color="#8ce3a9" fo:font-size="12pt" style:text-underline-style="solid" style:text-underline-width="bold" style:text-underline-color="#99ffbb" fo:font-weight="normal" fo:background-color="#eeeeee" style:font-size-asian="9pt" style:font-weight-asian="normal" style:font-size-complex="9pt" style:font-weight-complex="normal" loext:shadow="none"/>
    </style:style>
    <style:style style:name="seg.augmentation_5f_voyelle_5f_2_5f_orig" style:display-name="seg.augmentation_voyelle_2_orig" style:family="text" style:parent-style-name="seg.amenuisement_5f_voyelle_5f_2_5f_orig">
      <style:text-properties style:use-window-font-color="true" style:font-name="Futura Lt BT" fo:font-family="'Futura Lt BT'" style:font-family-generic="swiss" style:font-pitch="variable" fo:font-size="12pt" fo:language="fr" fo:country="FR" fo:font-style="normal" fo:font-weight="normal" officeooo:rsid="000f0c99" fo:background-color="#ffdaa2" style:font-size-asian="12pt" style:font-weight-asian="normal" style:font-size-complex="12pt" style:font-weight-complex="normal" loext:shadow="none"/>
    </style:style>
    <style:style style:name="seg.augmentation_5f_voyelle_5f_2_5f_reg" style:display-name="seg.augmentation_voyelle_2_reg" style:family="text" style:parent-style-name="seg.amenuisement_5f_voyelle_5f_2_5f_reg">
      <style:text-properties fo:color="#fdc578" style:font-name="Futura Lt BT" fo:font-family="'Futura Lt BT'" style:font-family-generic="swiss" style:font-pitch="variable" fo:font-size="12pt" fo:language="fr" fo:country="FR" fo:font-style="normal" style:text-underline-style="solid" style:text-underline-width="bold" style:text-underline-color="#fdc578" fo:font-weight="normal" officeooo:rsid="000f0c99" fo:background-color="#eeeeee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fr" fo:country="F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01:08:09.317000000</meta:creation-date>
    <dc:date>2019-08-30T22:54:21.990000000</dc:date>
    <meta:editing-duration>PT1H33S</meta:editing-duration>
    <meta:editing-cycles>9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49" meta:word-count="256" meta:character-count="1472" meta:non-whitespace-character-count="1261"/>
  </office:meta>
</office:document-meta>
</file>